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nux Biolinum G" svg:font-family="'Linux Biolinum G'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mic Sans M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stdio.h&gt;</text:p>
      <text:p text:style-name="P1"/>
      <text:p text:style-name="P1">int main( )</text:p>
      <text:p text:style-name="P1"/>
      <text:p text:style-name="P1">{</text:p>
      <text:p text:style-name="P1"/>
      <text:p text:style-name="P1">int i,count=0;</text:p>
      <text:p text:style-name="P1"/>
      <text:p text:style-name="P1">for(i=0;i&lt;=10;i++)</text:p>
      <text:p text:style-name="P1"/>
      <text:p text:style-name="P1">{</text:p>
      <text:p text:style-name="P1">count++;</text:p>
      <text:p text:style-name="P1"/>
      <text:p text:style-name="P1">printf("i=%d,count=%d\n",i,count);</text:p>
      <text:p text:style-name="P1">}</text:p>
      <text:p text:style-name="P1"/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nux Biolinum G" svg:font-family="'Linux Biolinum G'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0T13:17:39.475000000</dc:date>
    <meta:editing-duration>PT59S</meta:editing-duration>
    <meta:editing-cycles>2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10" meta:word-count="13" meta:character-count="106" meta:non-whitespace-character-count="103"/>
  </office:meta>
</office:document-meta>
</file>